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 style:writing-mode="lr"/>
      <style:text-properties fo:color="#595959" fo:font-size="14pt" style:font-size-asian="14pt" style:font-size-complex="14pt"/>
    </style:style>
    <style:style style:name="co1" style:family="table-column">
      <style:table-column-properties fo:break-before="auto" style:column-width="4.47145833333333cm" style:use-optimal-column-width="true"/>
    </style:style>
    <style:style style:name="co2" style:family="table-column">
      <style:table-column-properties fo:break-before="auto" style:column-width="1.031875cm" style:use-optimal-column-width="true"/>
    </style:style>
    <style:style style:name="co3" style:family="table-column">
      <style:table-column-properties fo:break-before="auto" style:column-width="4.206875cm" style:use-optimal-column-width="true"/>
    </style:style>
    <style:style style:name="co4" style:family="table-column">
      <style:table-column-properties fo:break-before="auto" style:column-width="3.413125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3.33375cm" style:use-optimal-column-width="true"/>
    </style:style>
    <style:style style:name="co7" style:family="table-column">
      <style:table-column-properties fo:break-before="auto" style:column-width="1.11125cm" style:use-optimal-column-width="true"/>
    </style:style>
    <style:style style:name="co8" style:family="table-column">
      <style:table-column-properties fo:break-before="auto" style:column-width="2.67229166666667cm" style:use-optimal-column-width="true"/>
    </style:style>
    <style:style style:name="co9" style:family="table-column">
      <style:table-column-properties fo:break-before="auto" style:column-width="1.29645833333333cm" style:use-optimal-column-width="true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59291666666667cm" style:use-optimal-column-width="true"/>
    </style:style>
    <style:style style:name="co12" style:family="table-column">
      <style:table-column-properties fo:break-before="auto" style:column-width="3.59833333333333cm" style:use-optimal-column-width="true"/>
    </style:style>
    <style:style style:name="co13" style:family="table-column">
      <style:table-column-properties fo:break-before="auto" style:column-width="2.8575cm" style:use-optimal-column-width="true"/>
    </style:style>
    <style:style style:name="co14" style:family="table-column">
      <style:table-column-properties fo:break-before="auto" style:column-width="4.10104166666667cm" style:use-optimal-column-width="true"/>
    </style:style>
    <style:style style:name="co15" style:family="table-column">
      <style:table-column-properties fo:break-before="auto" style:column-width="3.889375cm" style:use-optimal-column-width="true"/>
    </style:style>
    <style:style style:name="co16" style:family="table-column">
      <style:table-column-properties fo:break-before="auto" style:column-width="2.24895833333333cm" style:use-optimal-column-width="true"/>
    </style:style>
    <style:style style:name="co17" style:family="table-column">
      <style:table-column-properties fo:break-before="auto" style:column-width="2.88395833333333cm" style:use-optimal-column-width="true"/>
    </style:style>
    <style:style style:name="co18" style:family="table-column">
      <style:table-column-properties fo:break-before="auto" style:column-width="2.27541666666667cm" style:use-optimal-column-width="true"/>
    </style:style>
    <style:style style:name="co19" style:family="table-column">
      <style:table-column-properties fo:break-before="auto" style:column-width="2.91041666666667cm" style:use-optimal-column-width="true"/>
    </style:style>
    <style:style style:name="co20" style:family="table-column">
      <style:table-column-properties fo:break-before="auto" style:column-width="2.51354166666667cm" style:use-optimal-column-width="true"/>
    </style:style>
    <style:style style:name="co21" style:family="table-column">
      <style:table-column-properties fo:break-before="auto" style:column-width="3.12208333333333cm" style:use-optimal-column-width="true"/>
    </style:style>
    <style:style style:name="co22" style:family="table-column">
      <style:table-column-properties fo:break-before="auto" style:column-width="1.61395833333333cm" style:use-optimal-column-width="true"/>
    </style:style>
    <style:style style:name="co23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mo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6">
            <text:p>Scenario</text:p>
          </table:table-cell>
          <table:table-cell office:value-type="string" table:style-name="ce6">
            <text:p>Scale</text:p>
          </table:table-cell>
          <table:table-cell office:value-type="string" table:style-name="ce6">
            <text:p>XForm</text:p>
          </table:table-cell>
          <table:table-cell office:value-type="string" table:style-name="ce6">
            <text:p>AfterGenerate (kB)</text:p>
          </table:table-cell>
          <table:table-cell office:value-type="string" table:style-name="ce6">
            <text:p>AfterXformInit (kB)</text:p>
          </table:table-cell>
          <table:table-cell office:value-type="string" table:style-name="ce6">
            <text:p>AfterFirstXform (kB)</text:p>
          </table:table-cell>
          <table:table-cell office:value-type="string" table:style-name="ce6">
            <text:p>AfterLastXform (kB)</text:p>
          </table:table-cell>
          <table:table-cell office:value-type="string" table:style-name="ce6">
            <text:p>Code generator type</text:p>
          </table:table-cell>
          <table:table-cell table:style-name="ce1"/>
          <table:table-cell office:value-type="string" table:style-name="ce3">
            <text:p>Data row name</text:p>
          </table:table-cell>
          <table:table-cell table:number-columns-repeated="2"/>
          <table:table-cell table:style-name="ce1">
            <draw:frame draw:z-index="1" draw:id="id0" draw:style-name="a0" draw:name="Diagram 1" svg:x="0.22917in" svg:y="0.19792in" svg:width="6.07598in" svg:height="5.015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IncQuery</text:p>
          </table:table-cell>
          <table:table-cell office:value-type="float" office:value="139896" table:style-name="ce1">
            <text:p>139896</text:p>
          </table:table-cell>
          <table:table-cell office:value-type="float" office:value="139411" table:style-name="ce1">
            <text:p>139411</text:p>
          </table:table-cell>
          <table:table-cell office:value-type="float" office:value="141497" table:style-name="ce1">
            <text:p>141497</text:p>
          </table:table-cell>
          <table:table-cell office:value-type="float" office:value="351759" table:style-name="ce1">
            <text:p>351759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2];&quot; &quot;;[.H2])" table:style-name="ce1">
            <text:p>BatchIncQuer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able:cell-range-source table:name="data" table:last-column-spanned="11" table:last-row-spanned="273" xlink:href="C:\Users\User\Desktop\data.csv"/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IncQuery</text:p>
          </table:table-cell>
          <table:table-cell office:value-type="float" office:value="149563" table:style-name="ce1">
            <text:p>149563</text:p>
          </table:table-cell>
          <table:table-cell office:value-type="float" office:value="145329" table:style-name="ce1">
            <text:p>145329</text:p>
          </table:table-cell>
          <table:table-cell office:value-type="float" office:value="150147" table:style-name="ce1">
            <text:p>150147</text:p>
          </table:table-cell>
          <table:table-cell office:value-type="float" office:value="341831" table:style-name="ce1">
            <text:p>341831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3];&quot; &quot;;[.H3])" table:style-name="ce1">
            <text:p>BatchIncQuer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IncQuery</text:p>
          </table:table-cell>
          <table:table-cell office:value-type="float" office:value="167075" table:style-name="ce1">
            <text:p>167075</text:p>
          </table:table-cell>
          <table:table-cell office:value-type="float" office:value="159674" table:style-name="ce1">
            <text:p>159674</text:p>
          </table:table-cell>
          <table:table-cell office:value-type="float" office:value="168884" table:style-name="ce1">
            <text:p>168884</text:p>
          </table:table-cell>
          <table:table-cell office:value-type="float" office:value="525681" table:style-name="ce1">
            <text:p>525681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4];&quot; &quot;;[.H4])" table:style-name="ce1">
            <text:p>BatchIncQuer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IncQuery</text:p>
          </table:table-cell>
          <table:table-cell office:value-type="float" office:value="145222" table:style-name="ce1">
            <text:p>145222</text:p>
          </table:table-cell>
          <table:table-cell office:value-type="float" office:value="141636" table:style-name="ce1">
            <text:p>141636</text:p>
          </table:table-cell>
          <table:table-cell office:value-type="float" office:value="143830" table:style-name="ce1">
            <text:p>143830</text:p>
          </table:table-cell>
          <table:table-cell office:value-type="float" office:value="356544" table:style-name="ce1">
            <text:p>356544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5];&quot; &quot;;[.H5])" table:style-name="ce1">
            <text:p>BatchIncQuer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IncQuery</text:p>
          </table:table-cell>
          <table:table-cell office:value-type="float" office:value="157274" table:style-name="ce1">
            <text:p>157274</text:p>
          </table:table-cell>
          <table:table-cell office:value-type="float" office:value="150550" table:style-name="ce1">
            <text:p>150550</text:p>
          </table:table-cell>
          <table:table-cell office:value-type="float" office:value="158094" table:style-name="ce1">
            <text:p>158094</text:p>
          </table:table-cell>
          <table:table-cell office:value-type="float" office:value="418753" table:style-name="ce1">
            <text:p>418753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6];&quot; &quot;;[.H6])" table:style-name="ce1">
            <text:p>BatchIncQuer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IncQuery</text:p>
          </table:table-cell>
          <table:table-cell office:value-type="float" office:value="200661" table:style-name="ce1">
            <text:p>200661</text:p>
          </table:table-cell>
          <table:table-cell office:value-type="float" office:value="172971" table:style-name="ce1">
            <text:p>172971</text:p>
          </table:table-cell>
          <table:table-cell office:value-type="float" office:value="189442" table:style-name="ce1">
            <text:p>189442</text:p>
          </table:table-cell>
          <table:table-cell office:value-type="float" office:value="396778" table:style-name="ce1">
            <text:p>396778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7];&quot; &quot;;[.H7])" table:style-name="ce1">
            <text:p>BatchIncQuer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Optimized</text:p>
          </table:table-cell>
          <table:table-cell office:value-type="float" office:value="91260" table:style-name="ce1">
            <text:p>91260</text:p>
          </table:table-cell>
          <table:table-cell office:value-type="float" office:value="89449" table:style-name="ce1">
            <text:p>89449</text:p>
          </table:table-cell>
          <table:table-cell office:value-type="float" office:value="89343" table:style-name="ce1">
            <text:p>89343</text:p>
          </table:table-cell>
          <table:table-cell office:value-type="float" office:value="339976" table:style-name="ce1">
            <text:p>339976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8];&quot; &quot;;[.H8])" table:style-name="ce1">
            <text:p>BatchOptimized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Optimized</text:p>
          </table:table-cell>
          <table:table-cell office:value-type="float" office:value="99548" table:style-name="ce1">
            <text:p>99548</text:p>
          </table:table-cell>
          <table:table-cell office:value-type="float" office:value="92966" table:style-name="ce1">
            <text:p>92966</text:p>
          </table:table-cell>
          <table:table-cell office:value-type="float" office:value="93737" table:style-name="ce1">
            <text:p>93737</text:p>
          </table:table-cell>
          <table:table-cell office:value-type="float" office:value="309669" table:style-name="ce1">
            <text:p>309669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9];&quot; &quot;;[.H9])" table:style-name="ce1">
            <text:p>BatchOptimized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Optimized</text:p>
          </table:table-cell>
          <table:table-cell office:value-type="float" office:value="120049" table:style-name="ce1">
            <text:p>120049</text:p>
          </table:table-cell>
          <table:table-cell office:value-type="float" office:value="102458" table:style-name="ce1">
            <text:p>102458</text:p>
          </table:table-cell>
          <table:table-cell office:value-type="float" office:value="105044" table:style-name="ce1">
            <text:p>105044</text:p>
          </table:table-cell>
          <table:table-cell office:value-type="float" office:value="159622" table:style-name="ce1">
            <text:p>159622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0];&quot; &quot;;[.H10])" table:style-name="ce1">
            <text:p>BatchOptimized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Optimized</text:p>
          </table:table-cell>
          <table:table-cell office:value-type="float" office:value="96467" table:style-name="ce1">
            <text:p>96467</text:p>
          </table:table-cell>
          <table:table-cell office:value-type="float" office:value="90737" table:style-name="ce1">
            <text:p>90737</text:p>
          </table:table-cell>
          <table:table-cell office:value-type="float" office:value="91045" table:style-name="ce1">
            <text:p>91045</text:p>
          </table:table-cell>
          <table:table-cell office:value-type="float" office:value="268312" table:style-name="ce1">
            <text:p>268312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11];&quot; &quot;;[.H11])" table:style-name="ce1">
            <text:p>BatchOptimized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Optimized</text:p>
          </table:table-cell>
          <table:table-cell office:value-type="float" office:value="107062" table:style-name="ce1">
            <text:p>107062</text:p>
          </table:table-cell>
          <table:table-cell office:value-type="float" office:value="96976" table:style-name="ce1">
            <text:p>96976</text:p>
          </table:table-cell>
          <table:table-cell office:value-type="float" office:value="97940" table:style-name="ce1">
            <text:p>97940</text:p>
          </table:table-cell>
          <table:table-cell office:value-type="float" office:value="276140" table:style-name="ce1">
            <text:p>27614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12];&quot; &quot;;[.H12])" table:style-name="ce1">
            <text:p>BatchOptimized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Optimized</text:p>
          </table:table-cell>
          <table:table-cell office:value-type="float" office:value="138986" table:style-name="ce1">
            <text:p>138986</text:p>
          </table:table-cell>
          <table:table-cell office:value-type="float" office:value="114526" table:style-name="ce1">
            <text:p>114526</text:p>
          </table:table-cell>
          <table:table-cell office:value-type="float" office:value="116848" table:style-name="ce1">
            <text:p>116848</text:p>
          </table:table-cell>
          <table:table-cell office:value-type="float" office:value="157538" table:style-name="ce1">
            <text:p>157538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13];&quot; &quot;;[.H13])" table:style-name="ce1">
            <text:p>BatchOptimized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Simple</text:p>
          </table:table-cell>
          <table:table-cell office:value-type="float" office:value="79494" table:style-name="ce1">
            <text:p>79494</text:p>
          </table:table-cell>
          <table:table-cell office:value-type="float" office:value="45314" table:style-name="ce1">
            <text:p>45314</text:p>
          </table:table-cell>
          <table:table-cell office:value-type="float" office:value="45959" table:style-name="ce1">
            <text:p>45959</text:p>
          </table:table-cell>
          <table:table-cell office:value-type="float" office:value="140401" table:style-name="ce1">
            <text:p>140401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14];&quot; &quot;;[.H14])" table:style-name="ce1">
            <text:p>BatchSimple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Simple</text:p>
          </table:table-cell>
          <table:table-cell office:value-type="float" office:value="65020" table:style-name="ce1">
            <text:p>65020</text:p>
          </table:table-cell>
          <table:table-cell office:value-type="float" office:value="59040" table:style-name="ce1">
            <text:p>59040</text:p>
          </table:table-cell>
          <table:table-cell office:value-type="float" office:value="58224" table:style-name="ce1">
            <text:p>58224</text:p>
          </table:table-cell>
          <table:table-cell office:value-type="float" office:value="63388" table:style-name="ce1">
            <text:p>63388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15];&quot; &quot;;[.H15])" table:style-name="ce1">
            <text:p>BatchSimple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Simple</text:p>
          </table:table-cell>
          <table:table-cell office:value-type="float" office:value="81520" table:style-name="ce1">
            <text:p>81520</text:p>
          </table:table-cell>
          <table:table-cell office:value-type="float" office:value="64370" table:style-name="ce1">
            <text:p>64370</text:p>
          </table:table-cell>
          <table:table-cell office:value-type="float" office:value="62412" table:style-name="ce1">
            <text:p>62412</text:p>
          </table:table-cell>
          <table:table-cell office:value-type="float" office:value="77119" table:style-name="ce1">
            <text:p>77119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16];&quot; &quot;;[.H16])" table:style-name="ce1">
            <text:p>BatchSimple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Simple</text:p>
          </table:table-cell>
          <table:table-cell office:value-type="float" office:value="61241" table:style-name="ce1">
            <text:p>61241</text:p>
          </table:table-cell>
          <table:table-cell office:value-type="float" office:value="56730" table:style-name="ce1">
            <text:p>56730</text:p>
          </table:table-cell>
          <table:table-cell office:value-type="float" office:value="56777" table:style-name="ce1">
            <text:p>56777</text:p>
          </table:table-cell>
          <table:table-cell office:value-type="float" office:value="139241" table:style-name="ce1">
            <text:p>139241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17];&quot; &quot;;[.H17])" table:style-name="ce1">
            <text:p>BatchSimple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Simple</text:p>
          </table:table-cell>
          <table:table-cell office:value-type="float" office:value="70456" table:style-name="ce1">
            <text:p>70456</text:p>
          </table:table-cell>
          <table:table-cell office:value-type="float" office:value="60044" table:style-name="ce1">
            <text:p>60044</text:p>
          </table:table-cell>
          <table:table-cell office:value-type="float" office:value="60729" table:style-name="ce1">
            <text:p>60729</text:p>
          </table:table-cell>
          <table:table-cell office:value-type="float" office:value="65894" table:style-name="ce1">
            <text:p>65894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18];&quot; &quot;;[.H18])" table:style-name="ce1">
            <text:p>BatchSimple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Simple</text:p>
          </table:table-cell>
          <table:table-cell office:value-type="float" office:value="90313" table:style-name="ce1">
            <text:p>90313</text:p>
          </table:table-cell>
          <table:table-cell office:value-type="float" office:value="71851" table:style-name="ce1">
            <text:p>71851</text:p>
          </table:table-cell>
          <table:table-cell office:value-type="float" office:value="71522" table:style-name="ce1">
            <text:p>71522</text:p>
          </table:table-cell>
          <table:table-cell office:value-type="float" office:value="82986" table:style-name="ce1">
            <text:p>82986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19];&quot; &quot;;[.H19])" table:style-name="ce1">
            <text:p>BatchSimple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plicitTraceability</text:p>
          </table:table-cell>
          <table:table-cell office:value-type="float" office:value="323265" table:style-name="ce1">
            <text:p>323265</text:p>
          </table:table-cell>
          <table:table-cell office:value-type="float" office:value="318361" table:style-name="ce1">
            <text:p>318361</text:p>
          </table:table-cell>
          <table:table-cell office:value-type="float" office:value="327135" table:style-name="ce1">
            <text:p>327135</text:p>
          </table:table-cell>
          <table:table-cell office:value-type="float" office:value="534001" table:style-name="ce1">
            <text:p>534001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20];&quot; &quot;;[.H20])" table:style-name="ce1">
            <text:p>Explici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xplicitTraceability</text:p>
          </table:table-cell>
          <table:table-cell office:value-type="float" office:value="326824" table:style-name="ce1">
            <text:p>326824</text:p>
          </table:table-cell>
          <table:table-cell office:value-type="float" office:value="325387" table:style-name="ce1">
            <text:p>325387</text:p>
          </table:table-cell>
          <table:table-cell office:value-type="float" office:value="337361" table:style-name="ce1">
            <text:p>337361</text:p>
          </table:table-cell>
          <table:table-cell office:value-type="float" office:value="552946" table:style-name="ce1">
            <text:p>552946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21];&quot; &quot;;[.H21])" table:style-name="ce1">
            <text:p>Explici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xplicitTraceability</text:p>
          </table:table-cell>
          <table:table-cell office:value-type="float" office:value="349442" table:style-name="ce1">
            <text:p>349442</text:p>
          </table:table-cell>
          <table:table-cell office:value-type="float" office:value="342631" table:style-name="ce1">
            <text:p>342631</text:p>
          </table:table-cell>
          <table:table-cell office:value-type="float" office:value="365825" table:style-name="ce1">
            <text:p>365825</text:p>
          </table:table-cell>
          <table:table-cell office:value-type="float" office:value="552738" table:style-name="ce1">
            <text:p>552738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22];&quot; &quot;;[.H22])" table:style-name="ce1">
            <text:p>Explici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plicitTraceability</text:p>
          </table:table-cell>
          <table:table-cell office:value-type="float" office:value="322465" table:style-name="ce1">
            <text:p>322465</text:p>
          </table:table-cell>
          <table:table-cell office:value-type="float" office:value="320561" table:style-name="ce1">
            <text:p>320561</text:p>
          </table:table-cell>
          <table:table-cell office:value-type="float" office:value="325797" table:style-name="ce1">
            <text:p>325797</text:p>
          </table:table-cell>
          <table:table-cell office:value-type="float" office:value="540630" table:style-name="ce1">
            <text:p>54063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23];&quot; &quot;;[.H23])" table:style-name="ce1">
            <text:p>Explici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xplicitTraceability</text:p>
          </table:table-cell>
          <table:table-cell office:value-type="float" office:value="343860" table:style-name="ce1">
            <text:p>343860</text:p>
          </table:table-cell>
          <table:table-cell office:value-type="float" office:value="330636" table:style-name="ce1">
            <text:p>330636</text:p>
          </table:table-cell>
          <table:table-cell office:value-type="float" office:value="342547" table:style-name="ce1">
            <text:p>342547</text:p>
          </table:table-cell>
          <table:table-cell office:value-type="float" office:value="551795" table:style-name="ce1">
            <text:p>551795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24];&quot; &quot;;[.H24])" table:style-name="ce1">
            <text:p>Explici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xplicitTraceability</text:p>
          </table:table-cell>
          <table:table-cell office:value-type="float" office:value="370022" table:style-name="ce1">
            <text:p>370022</text:p>
          </table:table-cell>
          <table:table-cell office:value-type="float" office:value="355874" table:style-name="ce1">
            <text:p>355874</text:p>
          </table:table-cell>
          <table:table-cell office:value-type="float" office:value="379838" table:style-name="ce1">
            <text:p>379838</text:p>
          </table:table-cell>
          <table:table-cell office:value-type="float" office:value="603076" table:style-name="ce1">
            <text:p>603076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25];&quot; &quot;;[.H25])" table:style-name="ce1">
            <text:p>Explici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eryResultTraceability</text:p>
          </table:table-cell>
          <table:table-cell office:value-type="float" office:value="207930" table:style-name="ce1">
            <text:p>207930</text:p>
          </table:table-cell>
          <table:table-cell office:value-type="float" office:value="198525" table:style-name="ce1">
            <text:p>198525</text:p>
          </table:table-cell>
          <table:table-cell office:value-type="float" office:value="201177" table:style-name="ce1">
            <text:p>201177</text:p>
          </table:table-cell>
          <table:table-cell office:value-type="float" office:value="416814" table:style-name="ce1">
            <text:p>416814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26];&quot; &quot;;[.H26])" table:style-name="ce1">
            <text:p>QueryResultTraceability Distributed</text:p>
          </table:table-cell>
          <table:table-cell table:number-columns-repeated="2"/>
          <table:table-cell table:style-name="ce1">
            <draw:frame draw:z-index="2" draw:id="id1" draw:style-name="a1" draw:name="Diagram 2" svg:x="0.1875in" svg:y="0.13542in" svg:width="6.07598in" svg:height="5.0156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eryResultTraceability</text:p>
          </table:table-cell>
          <table:table-cell office:value-type="float" office:value="211615" table:style-name="ce1">
            <text:p>211615</text:p>
          </table:table-cell>
          <table:table-cell office:value-type="float" office:value="222654" table:style-name="ce1">
            <text:p>222654</text:p>
          </table:table-cell>
          <table:table-cell office:value-type="float" office:value="221478" table:style-name="ce1">
            <text:p>221478</text:p>
          </table:table-cell>
          <table:table-cell office:value-type="float" office:value="440311" table:style-name="ce1">
            <text:p>440311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27];&quot; &quot;;[.H27])" table:style-name="ce1">
            <text:p>QueryResul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eryResultTraceability</text:p>
          </table:table-cell>
          <table:table-cell office:value-type="float" office:value="254809" table:style-name="ce1">
            <text:p>254809</text:p>
          </table:table-cell>
          <table:table-cell office:value-type="float" office:value="282498" table:style-name="ce1">
            <text:p>282498</text:p>
          </table:table-cell>
          <table:table-cell office:value-type="float" office:value="291368" table:style-name="ce1">
            <text:p>291368</text:p>
          </table:table-cell>
          <table:table-cell office:value-type="float" office:value="519609" table:style-name="ce1">
            <text:p>519609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28];&quot; &quot;;[.H28])" table:style-name="ce1">
            <text:p>QueryResul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eryResultTraceability</text:p>
          </table:table-cell>
          <table:table-cell office:value-type="float" office:value="206553" table:style-name="ce1">
            <text:p>206553</text:p>
          </table:table-cell>
          <table:table-cell office:value-type="float" office:value="200214" table:style-name="ce1">
            <text:p>200214</text:p>
          </table:table-cell>
          <table:table-cell office:value-type="float" office:value="203026" table:style-name="ce1">
            <text:p>203026</text:p>
          </table:table-cell>
          <table:table-cell office:value-type="float" office:value="457249" table:style-name="ce1">
            <text:p>457249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29];&quot; &quot;;[.H29])" table:style-name="ce1">
            <text:p>QueryResul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eryResultTraceability</text:p>
          </table:table-cell>
          <table:table-cell office:value-type="float" office:value="243396" table:style-name="ce1">
            <text:p>243396</text:p>
          </table:table-cell>
          <table:table-cell office:value-type="float" office:value="221487" table:style-name="ce1">
            <text:p>221487</text:p>
          </table:table-cell>
          <table:table-cell office:value-type="float" office:value="226749" table:style-name="ce1">
            <text:p>226749</text:p>
          </table:table-cell>
          <table:table-cell office:value-type="float" office:value="417673" table:style-name="ce1">
            <text:p>417673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30];&quot; &quot;;[.H30])" table:style-name="ce1">
            <text:p>QueryResul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eryResultTraceability</text:p>
          </table:table-cell>
          <table:table-cell office:value-type="float" office:value="323090" table:style-name="ce1">
            <text:p>323090</text:p>
          </table:table-cell>
          <table:table-cell office:value-type="float" office:value="286208" table:style-name="ce1">
            <text:p>286208</text:p>
          </table:table-cell>
          <table:table-cell office:value-type="float" office:value="296169" table:style-name="ce1">
            <text:p>296169</text:p>
          </table:table-cell>
          <table:table-cell office:value-type="float" office:value="490592" table:style-name="ce1">
            <text:p>490592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31];&quot; &quot;;[.H31])" table:style-name="ce1">
            <text:p>QueryResul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atraTransformation</text:p>
          </table:table-cell>
          <table:table-cell office:value-type="float" office:value="611652" table:style-name="ce1">
            <text:p>611652</text:p>
          </table:table-cell>
          <table:table-cell office:value-type="float" office:value="456847" table:style-name="ce1">
            <text:p>456847</text:p>
          </table:table-cell>
          <table:table-cell office:value-type="float" office:value="454042" table:style-name="ce1">
            <text:p>454042</text:p>
          </table:table-cell>
          <table:table-cell office:value-type="float" office:value="643048" table:style-name="ce1">
            <text:p>643048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32];&quot; &quot;;[.H32])" table:style-name="ce1">
            <text:p>ViatraTransformation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atraTransformation</text:p>
          </table:table-cell>
          <table:table-cell office:value-type="float" office:value="456933" table:style-name="ce1">
            <text:p>456933</text:p>
          </table:table-cell>
          <table:table-cell office:value-type="float" office:value="488287" table:style-name="ce1">
            <text:p>488287</text:p>
          </table:table-cell>
          <table:table-cell office:value-type="float" office:value="488107" table:style-name="ce1">
            <text:p>488107</text:p>
          </table:table-cell>
          <table:table-cell office:value-type="float" office:value="661273" table:style-name="ce1">
            <text:p>661273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33];&quot; &quot;;[.H33])" table:style-name="ce1">
            <text:p>ViatraTransformation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atraTransformation</text:p>
          </table:table-cell>
          <table:table-cell office:value-type="float" office:value="497109" table:style-name="ce1">
            <text:p>497109</text:p>
          </table:table-cell>
          <table:table-cell office:value-type="float" office:value="608838" table:style-name="ce1">
            <text:p>608838</text:p>
          </table:table-cell>
          <table:table-cell office:value-type="float" office:value="608456" table:style-name="ce1">
            <text:p>608456</text:p>
          </table:table-cell>
          <table:table-cell office:value-type="float" office:value="768826" table:style-name="ce1">
            <text:p>768826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34];&quot; &quot;;[.H34])" table:style-name="ce1">
            <text:p>ViatraTransformation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atraTransformation</text:p>
          </table:table-cell>
          <table:table-cell office:value-type="float" office:value="453522" table:style-name="ce1">
            <text:p>453522</text:p>
          </table:table-cell>
          <table:table-cell office:value-type="float" office:value="456733" table:style-name="ce1">
            <text:p>456733</text:p>
          </table:table-cell>
          <table:table-cell office:value-type="float" office:value="456349" table:style-name="ce1">
            <text:p>456349</text:p>
          </table:table-cell>
          <table:table-cell office:value-type="float" office:value="641701" table:style-name="ce1">
            <text:p>641701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35];&quot; &quot;;[.H35])" table:style-name="ce1">
            <text:p>ViatraTransformation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atraTransformation</text:p>
          </table:table-cell>
          <table:table-cell office:value-type="float" office:value="478923" table:style-name="ce1">
            <text:p>478923</text:p>
          </table:table-cell>
          <table:table-cell office:value-type="float" office:value="492759" table:style-name="ce1">
            <text:p>492759</text:p>
          </table:table-cell>
          <table:table-cell office:value-type="float" office:value="492486" table:style-name="ce1">
            <text:p>492486</text:p>
          </table:table-cell>
          <table:table-cell office:value-type="float" office:value="682373" table:style-name="ce1">
            <text:p>682373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36];&quot; &quot;;[.H36])" table:style-name="ce1">
            <text:p>ViatraTransformation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atraTransformation</text:p>
          </table:table-cell>
          <table:table-cell office:value-type="float" office:value="564095" table:style-name="ce1">
            <text:p>564095</text:p>
          </table:table-cell>
          <table:table-cell office:value-type="float" office:value="625638" table:style-name="ce1">
            <text:p>625638</text:p>
          </table:table-cell>
          <table:table-cell office:value-type="float" office:value="625383" table:style-name="ce1">
            <text:p>625383</text:p>
          </table:table-cell>
          <table:table-cell office:value-type="float" office:value="820708" table:style-name="ce1">
            <text:p>820708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37];&quot; &quot;;[.H37])" table:style-name="ce1">
            <text:p>ViatraTransformation JDT-based</text:p>
          </table:table-cell>
          <table:table-cell table:number-columns-repeated="16374"/>
        </table:table-row>
        <table:table-row table:number-rows-repeated="1048539" table:style-name="ro1">
          <table:table-cell table:number-columns-repeated="16384"/>
        </table:table-row>
        <table:named-expressions>
          <table:named-range table:name="data_1" table:cell-range-address="memory.$A$3:memory.$K$275" table:base-cell-address="memory.$A$1"/>
        </table:named-expressions>
      </table:table>
      <table:table table:name="time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3">
            <text:p>Scenario</text:p>
          </table:table-cell>
          <table:table-cell office:value-type="string" table:style-name="ce2">
            <text:p>Scale</text:p>
          </table:table-cell>
          <table:table-cell office:value-type="string" table:style-name="ce2">
            <text:p>Xform</text:p>
          </table:table-cell>
          <table:table-cell office:value-type="string" table:style-name="ce2">
            <text:p>GenerateTime</text:p>
          </table:table-cell>
          <table:table-cell office:value-type="string" table:style-name="ce5">
            <text:p>XformInitTime</text:p>
          </table:table-cell>
          <table:table-cell office:value-type="string" table:style-name="ce5">
            <text:p>CodeGeneratorTime</text:p>
          </table:table-cell>
          <table:table-cell office:value-type="string" table:style-name="ce5">
            <text:p>m2mXformTime</text:p>
          </table:table-cell>
          <table:table-cell office:value-type="string" table:style-name="ce5">
            <text:p>m2tXformTime</text:p>
          </table:table-cell>
          <table:table-cell office:value-type="string" table:style-name="ce5">
            <text:p>m2mSecondXformTime</text:p>
          </table:table-cell>
          <table:table-cell office:value-type="string" table:style-name="ce5">
            <text:p>m2tSecondXformTime</text:p>
          </table:table-cell>
          <table:table-cell office:value-type="string" table:style-name="ce5">
            <text:p>Code generator type</text:p>
          </table:table-cell>
          <table:table-cell table:style-name="ce4"/>
          <table:table-cell office:value-type="string" table:style-name="ce3">
            <text:p>Data row name</text:p>
          </table:table-cell>
          <table:table-cell table:number-columns-repeated="2" table:style-name="ce4"/>
          <table:table-cell table:style-name="ce4">
            <draw:frame draw:z-index="1" draw:id="id2" draw:style-name="a2" draw:name="Diagram 2" svg:x="0.644in" svg:y="0.09804in" svg:width="6.07598in" svg:height="5.0156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8" table:style-name="ce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IncQuery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2435" table:style-name="ce1">
            <text:p>2435</text:p>
          </table:table-cell>
          <table:table-cell office:value-type="float" office:value="641" table:style-name="ce1">
            <text:p>641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2];&quot; &quot;;[.K2])" table:style-name="ce1">
            <text:p>BatchIncQuer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IncQuery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292" table:style-name="ce1">
            <text:p>2292</text:p>
          </table:table-cell>
          <table:table-cell office:value-type="float" office:value="1291" table:style-name="ce1">
            <text:p>1291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3];&quot; &quot;;[.K3])" table:style-name="ce1">
            <text:p>BatchIncQuer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IncQuery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2403" table:style-name="ce1">
            <text:p>2403</text:p>
          </table:table-cell>
          <table:table-cell office:value-type="float" office:value="2683" table:style-name="ce1">
            <text:p>2683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4];&quot; &quot;;[.K4])" table:style-name="ce1">
            <text:p>BatchIncQuer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IncQuery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2298" table:style-name="ce1">
            <text:p>2298</text:p>
          </table:table-cell>
          <table:table-cell office:value-type="float" office:value="592" table:style-name="ce1">
            <text:p>59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5];&quot; &quot;;[.K5])" table:style-name="ce1">
            <text:p>BatchIncQuer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IncQuery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317" table:style-name="ce1">
            <text:p>2317</text:p>
          </table:table-cell>
          <table:table-cell office:value-type="float" office:value="1246" table:style-name="ce1">
            <text:p>1246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6];&quot; &quot;;[.K6])" table:style-name="ce1">
            <text:p>BatchIncQuer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IncQuery</text:p>
          </table:table-cell>
          <table:table-cell office:value-type="float" office:value="149" table:style-name="ce1">
            <text:p>149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2464" table:style-name="ce1">
            <text:p>2464</text:p>
          </table:table-cell>
          <table:table-cell office:value-type="float" office:value="2666" table:style-name="ce1">
            <text:p>2666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7];&quot; &quot;;[.K7])" table:style-name="ce1">
            <text:p>BatchIncQuer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Optimized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959" table:style-name="ce1">
            <text:p>1959</text:p>
          </table:table-cell>
          <table:table-cell office:value-type="float" office:value="628" table:style-name="ce1">
            <text:p>628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8];&quot; &quot;;[.K8])" table:style-name="ce1">
            <text:p>BatchOptimized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Optimized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321" table:style-name="ce1">
            <text:p>2321</text:p>
          </table:table-cell>
          <table:table-cell office:value-type="float" office:value="1343" table:style-name="ce1">
            <text:p>1343</text:p>
          </table:table-cell>
          <table:table-cell office:value-type="float" office:value="380" table:style-name="ce1">
            <text:p>38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9];&quot; &quot;;[.K9])" table:style-name="ce1">
            <text:p>BatchOptimized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Optimized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035" table:style-name="ce1">
            <text:p>3035</text:p>
          </table:table-cell>
          <table:table-cell office:value-type="float" office:value="2755" table:style-name="ce1">
            <text:p>2755</text:p>
          </table:table-cell>
          <table:table-cell office:value-type="float" office:value="1203" table:style-name="ce1">
            <text:p>12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0];&quot; &quot;;[.K10])" table:style-name="ce1">
            <text:p>BatchOptimized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Optimized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944" table:style-name="ce1">
            <text:p>1944</text:p>
          </table:table-cell>
          <table:table-cell office:value-type="float" office:value="639" table:style-name="ce1">
            <text:p>639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11];&quot; &quot;;[.K11])" table:style-name="ce1">
            <text:p>BatchOptimized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Optimized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311" table:style-name="ce1">
            <text:p>2311</text:p>
          </table:table-cell>
          <table:table-cell office:value-type="float" office:value="1348" table:style-name="ce1">
            <text:p>1348</text:p>
          </table:table-cell>
          <table:table-cell office:value-type="float" office:value="411" table:style-name="ce1">
            <text:p>4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12];&quot; &quot;;[.K12])" table:style-name="ce1">
            <text:p>BatchOptimized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Optimized</text:p>
          </table:table-cell>
          <table:table-cell office:value-type="float" office:value="157" table:style-name="ce1">
            <text:p>15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200" table:style-name="ce1">
            <text:p>3200</text:p>
          </table:table-cell>
          <table:table-cell office:value-type="float" office:value="2748" table:style-name="ce1">
            <text:p>2748</text:p>
          </table:table-cell>
          <table:table-cell office:value-type="float" office:value="1244" table:style-name="ce1">
            <text:p>12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13];&quot; &quot;;[.K13])" table:style-name="ce1">
            <text:p>BatchOptimized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Simple</text:p>
          </table:table-cell>
          <table:table-cell office:value-type="float" office:value="237" table:style-name="ce1">
            <text:p>237</text:p>
          </table:table-cell>
          <table:table-cell office:value-type="float" office:value="5" table:style-name="ce1">
            <text:p>5</text:p>
          </table:table-cell>
          <table:table-cell office:value-type="float" office:value="158" table:style-name="ce1">
            <text:p>158</text:p>
          </table:table-cell>
          <table:table-cell office:value-type="float" office:value="1921" table:style-name="ce1">
            <text:p>1921</text:p>
          </table:table-cell>
          <table:table-cell office:value-type="float" office:value="1326" table:style-name="ce1">
            <text:p>1326</text:p>
          </table:table-cell>
          <table:table-cell office:value-type="float" office:value="218" table:style-name="ce1">
            <text:p>2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14];&quot; &quot;;[.K14])" table:style-name="ce1">
            <text:p>BatchSimple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Simple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332" table:style-name="ce1">
            <text:p>3332</text:p>
          </table:table-cell>
          <table:table-cell office:value-type="float" office:value="1460" table:style-name="ce1">
            <text:p>1460</text:p>
          </table:table-cell>
          <table:table-cell office:value-type="float" office:value="1749" table:style-name="ce1">
            <text:p>17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15];&quot; &quot;;[.K15])" table:style-name="ce1">
            <text:p>BatchSimple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Simple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317" table:style-name="ce1">
            <text:p>10317</text:p>
          </table:table-cell>
          <table:table-cell office:value-type="float" office:value="2671" table:style-name="ce1">
            <text:p>2671</text:p>
          </table:table-cell>
          <table:table-cell office:value-type="float" office:value="8439" table:style-name="ce1">
            <text:p>84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16];&quot; &quot;;[.K16])" table:style-name="ce1">
            <text:p>BatchSimple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Simple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718" table:style-name="ce1">
            <text:p>1718</text:p>
          </table:table-cell>
          <table:table-cell office:value-type="float" office:value="960" table:style-name="ce1">
            <text:p>960</text:p>
          </table:table-cell>
          <table:table-cell office:value-type="float" office:value="168" table:style-name="ce1">
            <text:p>1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17];&quot; &quot;;[.K17])" table:style-name="ce1">
            <text:p>BatchSimple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Simple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219" table:style-name="ce1">
            <text:p>3219</text:p>
          </table:table-cell>
          <table:table-cell office:value-type="float" office:value="1451" table:style-name="ce1">
            <text:p>1451</text:p>
          </table:table-cell>
          <table:table-cell office:value-type="float" office:value="1683" table:style-name="ce1">
            <text:p>16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18];&quot; &quot;;[.K18])" table:style-name="ce1">
            <text:p>BatchSimple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Simple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643" table:style-name="ce1">
            <text:p>10643</text:p>
          </table:table-cell>
          <table:table-cell office:value-type="float" office:value="2723" table:style-name="ce1">
            <text:p>2723</text:p>
          </table:table-cell>
          <table:table-cell office:value-type="float" office:value="9556" table:style-name="ce1">
            <text:p>95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19];&quot; &quot;;[.K19])" table:style-name="ce1">
            <text:p>BatchSimple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plicitTraceability</text:p>
          </table:table-cell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4067" table:style-name="ce1">
            <text:p>4067</text:p>
          </table:table-cell>
          <table:table-cell office:value-type="float" office:value="652" table:style-name="ce1">
            <text:p>652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20];&quot; &quot;;[.K20])" table:style-name="ce1">
            <text:p>Explici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xplicitTraceability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3569" table:style-name="ce1">
            <text:p>3569</text:p>
          </table:table-cell>
          <table:table-cell office:value-type="float" office:value="1194" table:style-name="ce1">
            <text:p>119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21];&quot; &quot;;[.K21])" table:style-name="ce1">
            <text:p>Explici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xplicitTraceability</text:p>
          </table:table-cell>
          <table:table-cell office:value-type="float" office:value="125" table:style-name="ce1">
            <text:p>125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3855" table:style-name="ce1">
            <text:p>3855</text:p>
          </table:table-cell>
          <table:table-cell office:value-type="float" office:value="2441" table:style-name="ce1">
            <text:p>244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22];&quot; &quot;;[.K22])" table:style-name="ce1">
            <text:p>Explici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plicitTraceability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227" table:style-name="ce1">
            <text:p>3227</text:p>
          </table:table-cell>
          <table:table-cell office:value-type="float" office:value="549" table:style-name="ce1">
            <text:p>54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23];&quot; &quot;;[.K23])" table:style-name="ce1">
            <text:p>Explici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xplicitTraceability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3588" table:style-name="ce1">
            <text:p>3588</text:p>
          </table:table-cell>
          <table:table-cell office:value-type="float" office:value="1141" table:style-name="ce1">
            <text:p>114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24];&quot; &quot;;[.K24])" table:style-name="ce1">
            <text:p>Explici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xplicitTraceability</text:p>
          </table:table-cell>
          <table:table-cell office:value-type="float" office:value="131" table:style-name="ce1">
            <text:p>131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3972" table:style-name="ce1">
            <text:p>3972</text:p>
          </table:table-cell>
          <table:table-cell office:value-type="float" office:value="2317" table:style-name="ce1">
            <text:p>23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25];&quot; &quot;;[.K25])" table:style-name="ce1">
            <text:p>ExplicitTraceability JDT-based</text:p>
          </table:table-cell>
          <table:table-cell table:number-columns-repeated="2"/>
          <table:table-cell table:style-name="ce1">
            <draw:frame draw:z-index="2" draw:id="id3" draw:style-name="a3" draw:name="Diagram 4" svg:x="0.63726in" svg:y="0.17157in" svg:width="6.07598in" svg:height="5.0156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eryResultTraceability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2731" table:style-name="ce1">
            <text:p>2731</text:p>
          </table:table-cell>
          <table:table-cell office:value-type="float" office:value="569" table:style-name="ce1">
            <text:p>56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26];&quot; &quot;;[.K26])" table:style-name="ce1">
            <text:p>QueryResul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eryResultTraceability</text:p>
          </table:table-cell>
          <table:table-cell office:value-type="float" office:value="42" table:style-name="ce1">
            <text:p>42</text:p>
          </table:table-cell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office:value-type="float" office:value="2968" table:style-name="ce1">
            <text:p>2968</text:p>
          </table:table-cell>
          <table:table-cell office:value-type="float" office:value="1269" table:style-name="ce1">
            <text:p>126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27];&quot; &quot;;[.K27])" table:style-name="ce1">
            <text:p>QueryResul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eryResultTraceability</text:p>
          </table:table-cell>
          <table:table-cell office:value-type="float" office:value="127" table:style-name="ce1">
            <text:p>127</text:p>
          </table:table-cell>
          <table:table-cell office:value-type="float" office:value="184" table:style-name="ce1">
            <text:p>184</text:p>
          </table:table-cell>
          <table:table-cell office:value-type="float" office:value="5" table:style-name="ce1">
            <text:p>5</text:p>
          </table:table-cell>
          <table:table-cell office:value-type="float" office:value="4525" table:style-name="ce1">
            <text:p>4525</text:p>
          </table:table-cell>
          <table:table-cell office:value-type="float" office:value="2472" table:style-name="ce1">
            <text:p>247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28];&quot; &quot;;[.K28])" table:style-name="ce1">
            <text:p>QueryResul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eryResultTraceability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2499" table:style-name="ce1">
            <text:p>2499</text:p>
          </table:table-cell>
          <table:table-cell office:value-type="float" office:value="560" table:style-name="ce1">
            <text:p>56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29];&quot; &quot;;[.K29])" table:style-name="ce1">
            <text:p>QueryResul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eryResultTraceability</text:p>
          </table:table-cell>
          <table:table-cell office:value-type="float" office:value="39" table:style-name="ce1">
            <text:p>39</text:p>
          </table:table-cell>
          <table:table-cell office:value-type="float" office:value="68" table:style-name="ce1">
            <text:p>68</text:p>
          </table:table-cell>
          <table:table-cell office:value-type="float" office:value="5" table:style-name="ce1">
            <text:p>5</text:p>
          </table:table-cell>
          <table:table-cell office:value-type="float" office:value="2967" table:style-name="ce1">
            <text:p>2967</text:p>
          </table:table-cell>
          <table:table-cell office:value-type="float" office:value="1191" table:style-name="ce1">
            <text:p>119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30];&quot; &quot;;[.K30])" table:style-name="ce1">
            <text:p>QueryResul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eryResultTraceability</text:p>
          </table:table-cell>
          <table:table-cell office:value-type="float" office:value="123" table:style-name="ce1">
            <text:p>123</text:p>
          </table:table-cell>
          <table:table-cell office:value-type="float" office:value="184" table:style-name="ce1">
            <text:p>184</text:p>
          </table:table-cell>
          <table:table-cell office:value-type="float" office:value="5" table:style-name="ce1">
            <text:p>5</text:p>
          </table:table-cell>
          <table:table-cell office:value-type="float" office:value="3920" table:style-name="ce1">
            <text:p>3920</text:p>
          </table:table-cell>
          <table:table-cell office:value-type="float" office:value="2418" table:style-name="ce1">
            <text:p>241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31];&quot; &quot;;[.K31])" table:style-name="ce1">
            <text:p>QueryResul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atraTransformation</text:p>
          </table:table-cell>
          <table:table-cell office:value-type="float" office:value="25" table:style-name="ce1">
            <text:p>25</text:p>
          </table:table-cell>
          <table:table-cell office:value-type="float" office:value="203" table:style-name="ce1">
            <text:p>203</text:p>
          </table:table-cell>
          <table:table-cell office:value-type="float" office:value="5" table:style-name="ce1">
            <text:p>5</text:p>
          </table:table-cell>
          <table:table-cell office:value-type="float" office:value="4697" table:style-name="ce1">
            <text:p>4697</text:p>
          </table:table-cell>
          <table:table-cell office:value-type="float" office:value="585" table:style-name="ce1">
            <text:p>58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32];&quot; &quot;;[.K32])" table:style-name="ce1">
            <text:p>ViatraTransformation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atraTransformation</text:p>
          </table:table-cell>
          <table:table-cell office:value-type="float" office:value="41" table:style-name="ce1">
            <text:p>41</text:p>
          </table:table-cell>
          <table:table-cell office:value-type="float" office:value="225" table:style-name="ce1">
            <text:p>225</text:p>
          </table:table-cell>
          <table:table-cell office:value-type="float" office:value="5" table:style-name="ce1">
            <text:p>5</text:p>
          </table:table-cell>
          <table:table-cell office:value-type="float" office:value="5016" table:style-name="ce1">
            <text:p>5016</text:p>
          </table:table-cell>
          <table:table-cell office:value-type="float" office:value="1198" table:style-name="ce1">
            <text:p>119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33];&quot; &quot;;[.K33])" table:style-name="ce1">
            <text:p>ViatraTransformation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atraTransformation</text:p>
          </table:table-cell>
          <table:table-cell office:value-type="float" office:value="127" table:style-name="ce1">
            <text:p>127</text:p>
          </table:table-cell>
          <table:table-cell office:value-type="float" office:value="507" table:style-name="ce1">
            <text:p>507</text:p>
          </table:table-cell>
          <table:table-cell office:value-type="float" office:value="3" table:style-name="ce1">
            <text:p>3</text:p>
          </table:table-cell>
          <table:table-cell office:value-type="float" office:value="6847" table:style-name="ce1">
            <text:p>6847</text:p>
          </table:table-cell>
          <table:table-cell office:value-type="float" office:value="2412" table:style-name="ce1">
            <text:p>24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34];&quot; &quot;;[.K34])" table:style-name="ce1">
            <text:p>ViatraTransformation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atraTransformation</text:p>
          </table:table-cell>
          <table:table-cell office:value-type="float" office:value="15" table:style-name="ce1">
            <text:p>15</text:p>
          </table:table-cell>
          <table:table-cell office:value-type="float" office:value="112" table:style-name="ce1">
            <text:p>112</text:p>
          </table:table-cell>
          <table:table-cell office:value-type="float" office:value="4" table:style-name="ce1">
            <text:p>4</text:p>
          </table:table-cell>
          <table:table-cell office:value-type="float" office:value="4370" table:style-name="ce1">
            <text:p>4370</text:p>
          </table:table-cell>
          <table:table-cell office:value-type="float" office:value="566" table:style-name="ce1">
            <text:p>56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35];&quot; &quot;;[.K35])" table:style-name="ce1">
            <text:p>ViatraTransformation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atraTransformation</text:p>
          </table:table-cell>
          <table:table-cell office:value-type="float" office:value="34" table:style-name="ce1">
            <text:p>34</text:p>
          </table:table-cell>
          <table:table-cell office:value-type="float" office:value="200" table:style-name="ce1">
            <text:p>200</text:p>
          </table:table-cell>
          <table:table-cell office:value-type="float" office:value="5" table:style-name="ce1">
            <text:p>5</text:p>
          </table:table-cell>
          <table:table-cell office:value-type="float" office:value="4458" table:style-name="ce1">
            <text:p>4458</text:p>
          </table:table-cell>
          <table:table-cell office:value-type="float" office:value="1113" table:style-name="ce1">
            <text:p>11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36];&quot; &quot;;[.K36])" table:style-name="ce1">
            <text:p>ViatraTransformation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atraTransformation</text:p>
          </table:table-cell>
          <table:table-cell office:value-type="float" office:value="194" table:style-name="ce1">
            <text:p>194</text:p>
          </table:table-cell>
          <table:table-cell office:value-type="float" office:value="527" table:style-name="ce1">
            <text:p>527</text:p>
          </table:table-cell>
          <table:table-cell office:value-type="float" office:value="5" table:style-name="ce1">
            <text:p>5</text:p>
          </table:table-cell>
          <table:table-cell office:value-type="float" office:value="7871" table:style-name="ce1">
            <text:p>7871</text:p>
          </table:table-cell>
          <table:table-cell office:value-type="float" office:value="2377" table:style-name="ce1">
            <text:p>237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37];&quot; &quot;;[.K37])" table:style-name="ce1">
            <text:p>ViatraTransformation JDT-based</text:p>
          </table:table-cell>
          <table:table-cell table:number-columns-repeated="16371"/>
        </table:table-row>
        <table:table-row table:style-name="ro1">
          <table:table-cell table:number-columns-repeated="12" table:style-name="ce1"/>
          <table:table-cell office:value-type="string" office:string-value=" " table:formula="of:=CONCATENATE([.C38];&quot; &quot;;[.K38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 table:style-name="ce1"/>
          <table:table-cell office:value-type="string" office:string-value=" " table:formula="of:=CONCATENATE([.C39];&quot; &quot;;[.K39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 table:style-name="ce1"/>
          <table:table-cell office:value-type="string" office:string-value=" " table:formula="of:=CONCATENATE([.C40];&quot; &quot;;[.K40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 table:style-name="ce1"/>
          <table:table-cell office:value-type="string" office:string-value=" " table:formula="of:=CONCATENATE([.C41];&quot; &quot;;[.K41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 table:style-name="ce1"/>
          <table:table-cell office:value-type="string" office:string-value=" " table:formula="of:=CONCATENATE([.C42];&quot; &quot;;[.K42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table:style-name="ce1">
            <draw:frame draw:z-index="4" draw:id="id5" draw:style-name="a5" draw:name="Diagram 5" svg:x="0.58824in" svg:y="0.03677in" svg:width="6.07598in" svg:height="5.0156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string" office:string-value=" " table:formula="of:=CONCATENATE([.C43];&quot; &quot;;[.K43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 table:style-name="ce1"/>
          <table:table-cell office:value-type="string" office:string-value=" " table:formula="of:=CONCATENATE([.C44];&quot; &quot;;[.K44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 table:style-name="ce1"/>
          <table:table-cell office:value-type="string" office:string-value=" " table:formula="of:=CONCATENATE([.C45];&quot; &quot;;[.K45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 table:style-name="ce1"/>
          <table:table-cell office:value-type="string" office:string-value=" " table:formula="of:=CONCATENATE([.C46];&quot; &quot;;[.K46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 table:style-name="ce1"/>
          <table:table-cell office:value-type="string" office:string-value=" " table:formula="of:=CONCATENATE([.C47];&quot; &quot;;[.K47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 table:style-name="ce1"/>
          <table:table-cell office:value-type="string" office:string-value=" " table:formula="of:=CONCATENATE([.C48];&quot; &quot;;[.K48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office:string-value=" " table:formula="of:=CONCATENATE([.C49];&quot; &quot;;[.K49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50];&quot; &quot;;[.K50])" table:style-name="ce1">
            <text:p><text:s/></text:p>
          </table:table-cell>
          <table:table-cell table:number-columns-repeated="2" table:style-name="ce1"/>
          <table:table-cell table:style-name="ce1">
            <draw:frame draw:z-index="3" draw:id="id4" draw:style-name="a4" draw:name="Diagram 6" svg:x="0.60049in" svg:y="0.1348in" svg:width="6.07598in" svg:height="5.0156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8" table:style-name="ce1"/>
        </table:table-row>
        <table:table-row table:style-name="ro2">
          <table:table-cell table:number-columns-repeated="12"/>
          <table:table-cell office:value-type="string" office:string-value=" " table:formula="of:=CONCATENATE([.C51];&quot; &quot;;[.K51])" table:style-name="ce1">
            <text:p><text:s/></text:p>
          </table:table-cell>
          <table:table-cell table:number-columns-repeated="3" table:style-name="ce1"/>
          <table:table-cell table:style-name="ce7"/>
          <table:table-cell table:number-columns-repeated="16367"/>
        </table:table-row>
        <table:table-row table:style-name="ro1">
          <table:table-cell table:number-columns-repeated="12"/>
          <table:table-cell office:value-type="string" office:string-value=" " table:formula="of:=CONCATENATE([.C52];&quot; &quot;;[.K52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53];&quot; &quot;;[.K53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54];&quot; &quot;;[.K54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55];&quot; &quot;;[.K55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56];&quot; &quot;;[.K56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57];&quot; &quot;;[.K57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58];&quot; &quot;;[.K58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59];&quot; &quot;;[.K59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60];&quot; &quot;;[.K60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61];&quot; &quot;;[.K61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62];&quot; &quot;;[.K62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63];&quot; &quot;;[.K63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64];&quot; &quot;;[.K64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65];&quot; &quot;;[.K65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office:string-value=" " table:formula="of:=CONCATENATE([.C66];&quot; &quot;;[.K66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office:string-value=" " table:formula="of:=CONCATENATE([.C67];&quot; &quot;;[.K67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office:string-value=" " table:formula="of:=CONCATENATE([.C68];&quot; &quot;;[.K68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office:string-value=" " table:formula="of:=CONCATENATE([.C69];&quot; &quot;;[.K69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office:string-value=" " table:formula="of:=CONCATENATE([.C70];&quot; &quot;;[.K70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office:string-value=" " table:formula="of:=CONCATENATE([.C71];&quot; &quot;;[.K71])" table:style-name="ce1">
            <text:p><text:s/></text:p>
          </table:table-cell>
          <table:table-cell table:number-columns-repeated="16371"/>
        </table:table-row>
        <table:table-row table:number-rows-repeated="1048505" table:style-name="ro1">
          <table:table-cell table:number-columns-repeated="16384"/>
        </table:table-row>
      </table:table>
      <table:table table:name="mod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6">
            <text:p>XForm</text:p>
          </table:table-cell>
          <table:table-cell office:value-type="string" table:style-name="ce6">
            <text:p>CPSeObjects</text:p>
          </table:table-cell>
          <table:table-cell office:value-type="string" table:style-name="ce6">
            <text:p>CPSeReferences</text:p>
          </table:table-cell>
          <table:table-cell office:value-type="string" table:style-name="ce6">
            <text:p>DepeObjects</text:p>
          </table:table-cell>
          <table:table-cell office:value-type="string" table:style-name="ce6">
            <text:p>DepeReferences</text:p>
          </table:table-cell>
          <table:table-cell office:value-type="string" table:style-name="ce6">
            <text:p>TraceeObjects</text:p>
          </table:table-cell>
          <table:table-cell office:value-type="string" table:style-name="ce6">
            <text:p>TraceeReferences</text:p>
          </table:table-cell>
          <table:table-cell office:value-type="string" table:style-name="ce6">
            <text:p>SUMeObjects</text:p>
          </table:table-cell>
          <table:table-cell office:value-type="string" table:style-name="ce6">
            <text:p>SUMeReferences</text:p>
          </table:table-cell>
          <table:table-cell office:value-type="string" table:style-name="ce6">
            <text:p>Code generator typ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7" table:style-name="ce1">
            <text:p>737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9" table:style-name="ce1">
            <text:p>2229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8" table:style-name="ce1">
            <text:p>1538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4" table:style-name="ce1">
            <text:p>4894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7" table:style-name="ce1">
            <text:p>1537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3" table:style-name="ce1">
            <text:p>489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BatchSimple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1" table:style-name="ce1">
            <text:p>2971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4" table:style-name="ce1">
            <text:p>10724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5" table:style-name="ce1">
            <text:p>2975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8" table:style-name="ce1">
            <text:p>1072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40" table:style-name="ce1">
            <text:p>740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32" table:style-name="ce1">
            <text:p>2232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6" table:style-name="ce1">
            <text:p>1536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2" table:style-name="ce1">
            <text:p>4892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2" table:style-name="ce1">
            <text:p>2972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5" table:style-name="ce1">
            <text:p>10725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2" table:style-name="ce1">
            <text:p>2972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5" table:style-name="ce1">
            <text:p>10725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7" table:style-name="ce1">
            <text:p>737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9" table:style-name="ce1">
            <text:p>2229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7" table:style-name="ce1">
            <text:p>1537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3" table:style-name="ce1">
            <text:p>489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2" table:style-name="ce1">
            <text:p>2972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5" table:style-name="ce1">
            <text:p>10725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3" table:style-name="ce1">
            <text:p>2973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6" table:style-name="ce1">
            <text:p>10726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7" table:style-name="ce1">
            <text:p>737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9" table:style-name="ce1">
            <text:p>2229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7" table:style-name="ce1">
            <text:p>737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9" table:style-name="ce1">
            <text:p>2229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4" table:style-name="ce1">
            <text:p>2974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7" table:style-name="ce1">
            <text:p>10727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0" table:style-name="ce1">
            <text:p>2970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3" table:style-name="ce1">
            <text:p>1072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6" table:style-name="ce1">
            <text:p>1536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2" table:style-name="ce1">
            <text:p>4892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1" table:style-name="ce1">
            <text:p>2971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4" table:style-name="ce1">
            <text:p>10724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0" table:style-name="ce1">
            <text:p>2970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3" table:style-name="ce1">
            <text:p>1072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8" table:style-name="ce1">
            <text:p>738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30" table:style-name="ce1">
            <text:p>2230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7" table:style-name="ce1">
            <text:p>1537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3" table:style-name="ce1">
            <text:p>4893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6" table:style-name="ce1">
            <text:p>1536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2" table:style-name="ce1">
            <text:p>4892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3" table:style-name="ce1">
            <text:p>2973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6" table:style-name="ce1">
            <text:p>10726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0" table:style-name="ce1">
            <text:p>2970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3" table:style-name="ce1">
            <text:p>1072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number-rows-repeated="1048539" table:style-name="ro1">
          <table:table-cell table:number-columns-repeated="16384"/>
        </table:table-row>
      </table:table>
      <table:database-ranges>
        <table:database-range table:target-range-address="memory.B2:memory.H37" table:contains-header="false">
          <table:sort>
            <table:sort-by table:field-number="1"/>
            <table:sort-by table:field-number="6"/>
            <table:sort-by table:field-number="0"/>
          </table:sort>
        </table:database-range>
        <table:database-range table:target-range-address="time.B2:time.K71" table:contains-header="false">
          <table:sort>
            <table:sort-by table:field-number="1"/>
            <table:sort-by table:field-number="9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</meta:initial-creator>
    <dc:creator>Márton Búr</dc:creator>
    <meta:creation-date>2015-03-02T09:41:11Z</meta:creation-date>
    <dc:date>2015-04-24T16:03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true" chart:minimum="40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61.1251181102362pt" svg:width="437.4706299212598pt" chart:style-name="Crt0">
        <chart:title chart:style-name="CT00">
          <text:p text:style-name="a0" text:class-names="" text:cond-style-name="">After first Xform (memory, kB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time.$B$2:.$B$4"/>
          </chart:axis>
          <chart:axis chart:dimension="y" chart:name="primary-y" chart:style-name="Axs1">
            <chart:grid chart:class="major" chart:style-name="GMa1"/>
          </chart:axis>
          <chart:series chart:label-cell-address="memory.$J$2" chart:values-cell-range-address="memory.$F$2:.$F$4" chart:class="chart:line" chart:attached-axis="primary-y" chart:style-name="G0S0">
            <chart:data-point chart:repeated="3"/>
          </chart:series>
          <chart:series chart:label-cell-address="memory.$J$8" chart:values-cell-range-address="memory.$F$8:.$F$10" chart:class="chart:line" chart:attached-axis="primary-y" chart:style-name="G0S1">
            <chart:data-point chart:repeated="3"/>
          </chart:series>
          <chart:series chart:label-cell-address="memory.$J$14" chart:values-cell-range-address="memory.$F$14:.$F$16" chart:class="chart:line" chart:attached-axis="primary-y" chart:style-name="G0S2">
            <chart:data-point chart:repeated="3"/>
          </chart:series>
          <chart:series chart:label-cell-address="memory.$J$20" chart:values-cell-range-address="memory.$F$20:.$F$22" chart:class="chart:line" chart:attached-axis="primary-y" chart:style-name="G0S3">
            <chart:data-point chart:repeated="3"/>
          </chart:series>
          <chart:series chart:label-cell-address="memory.$J$32" chart:values-cell-range-address="memory.$F$32:.$F$34" chart:class="chart:line" chart:attached-axis="primary-y" chart:style-name="G0S4">
            <chart:data-point chart:repeated="3"/>
          </chart:series>
          <chart:series chart:label-cell-address="memory.$J$26" chart:values-cell-range-address="memory.$F$26:.$F$28" chart:class="chart:line" chart:attached-axis="primary-y" chart:style-name="G0S5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true" chart:minimum="40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61.1251181102362pt" svg:width="437.4706299212598pt" chart:style-name="Crt0">
        <chart:title chart:style-name="CT00">
          <text:p text:style-name="a0" text:class-names="" text:cond-style-name="">After last Xform (memory, kB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time.$B$2:.$B$4"/>
          </chart:axis>
          <chart:axis chart:dimension="y" chart:name="primary-y" chart:style-name="Axs1">
            <chart:grid chart:class="major" chart:style-name="GMa1"/>
          </chart:axis>
          <chart:series chart:label-cell-address="memory.$J$2" chart:values-cell-range-address="memory.$G$2:.$G$4" chart:class="chart:line" chart:attached-axis="primary-y" chart:style-name="G0S0">
            <chart:data-point chart:repeated="3"/>
          </chart:series>
          <chart:series chart:label-cell-address="memory.$J$8" chart:values-cell-range-address="memory.$G$8:.$G$10" chart:class="chart:line" chart:attached-axis="primary-y" chart:style-name="G0S1">
            <chart:data-point chart:repeated="3"/>
          </chart:series>
          <chart:series chart:label-cell-address="memory.$J$14" chart:values-cell-range-address="memory.$G$14:.$G$16" chart:class="chart:line" chart:attached-axis="primary-y" chart:style-name="G0S2">
            <chart:data-point chart:repeated="3"/>
          </chart:series>
          <chart:series chart:label-cell-address="memory.$J$20" chart:values-cell-range-address="memory.$G$20:.$G$22" chart:class="chart:line" chart:attached-axis="primary-y" chart:style-name="G0S3">
            <chart:data-point chart:repeated="3"/>
          </chart:series>
          <chart:series chart:label-cell-address="memory.$J$32" chart:values-cell-range-address="memory.$G$32:.$G$34" chart:class="chart:line" chart:attached-axis="primary-y" chart:style-name="G0S4">
            <chart:data-point chart:repeated="3"/>
          </chart:series>
          <chart:series chart:label-cell-address="memory.$J$26" chart:values-cell-range-address="memory.$G$26:.$G$28" chart:class="chart:line" chart:attached-axis="primary-y" chart:style-name="G0S5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true" chart:minimum="15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61.1251181102362pt" svg:width="437.4706299212598pt" chart:style-name="Crt0">
        <chart:title chart:style-name="CT00">
          <text:p text:style-name="a0" text:class-names="" text:cond-style-name="">1st m2m Xform (time, s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time.$B$2:.$B$4"/>
          </chart:axis>
          <chart:axis chart:dimension="y" chart:name="primary-y" chart:style-name="Axs1">
            <chart:grid chart:class="major" chart:style-name="GMa1"/>
          </chart:axis>
          <chart:series chart:label-cell-address="time.$M$2" chart:values-cell-range-address="time.$G$2:.$G$4" chart:class="chart:line" chart:attached-axis="primary-y" chart:style-name="G0S0">
            <chart:data-point chart:repeated="3"/>
          </chart:series>
          <chart:series chart:label-cell-address="time.$M$8" chart:values-cell-range-address="time.$G$8:.$G$10" chart:class="chart:line" chart:attached-axis="primary-y" chart:style-name="G0S1">
            <chart:data-point chart:repeated="3"/>
          </chart:series>
          <chart:series chart:label-cell-address="time.$M$14" chart:values-cell-range-address="time.$G$14:.$G$16" chart:class="chart:line" chart:attached-axis="primary-y" chart:style-name="G0S2">
            <chart:data-point chart:repeated="3"/>
          </chart:series>
          <chart:series chart:label-cell-address="time.$M$20" chart:values-cell-range-address="time.$G$20:.$G$22" chart:class="chart:line" chart:attached-axis="primary-y" chart:style-name="G0S3">
            <chart:data-point chart:repeated="3"/>
          </chart:series>
          <chart:series chart:label-cell-address="time.$M$32" chart:values-cell-range-address="time.$G$32:.$G$34" chart:class="chart:line" chart:attached-axis="primary-y" chart:style-name="G0S4">
            <chart:data-point chart:repeated="3"/>
          </chart:series>
          <chart:series chart:label-cell-address="time.$M$26" chart:values-cell-range-address="time.$G$26:.$G$28" chart:class="chart:line" chart:attached-axis="primary-y" chart:style-name="G0S5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61.1251181102362pt" svg:width="437.4706299212598pt" chart:style-name="Crt0">
        <chart:title chart:style-name="CT00">
          <text:p text:style-name="a0" text:class-names="" text:cond-style-name="">2nd m2m Xform (time, s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time.$B$2:.$B$4"/>
          </chart:axis>
          <chart:axis chart:dimension="y" chart:name="primary-y" chart:style-name="Axs1">
            <chart:grid chart:class="major" chart:style-name="GMa1"/>
          </chart:axis>
          <chart:series chart:label-cell-address="time.$M$2" chart:values-cell-range-address="time.$I$2:.$I$4" chart:class="chart:line" chart:attached-axis="primary-y" chart:style-name="G0S0">
            <chart:data-point chart:repeated="3"/>
          </chart:series>
          <chart:series chart:label-cell-address="time.$M$8" chart:values-cell-range-address="time.$I$8:.$I$10" chart:class="chart:line" chart:attached-axis="primary-y" chart:style-name="G0S1">
            <chart:data-point chart:repeated="3"/>
          </chart:series>
          <chart:series chart:label-cell-address="time.$M$14" chart:values-cell-range-address="time.$I$14:.$I$16" chart:class="chart:line" chart:attached-axis="primary-y" chart:style-name="G0S2">
            <chart:data-point chart:repeated="3"/>
          </chart:series>
          <chart:series chart:label-cell-address="time.$M$20" chart:values-cell-range-address="time.$I$20:.$I$22" chart:class="chart:line" chart:attached-axis="primary-y" chart:style-name="G0S3">
            <chart:data-point chart:repeated="3"/>
          </chart:series>
          <chart:series chart:label-cell-address="time.$M$32" chart:values-cell-range-address="time.$I$32:.$I$34" chart:class="chart:line" chart:attached-axis="primary-y" chart:style-name="G0S4">
            <chart:data-point chart:repeated="3"/>
          </chart:series>
          <chart:series chart:label-cell-address="time.$M$26" chart:values-cell-range-address="time.$I$26:.$I$28" chart:class="chart:line" chart:attached-axis="primary-y" chart:style-name="G0S5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61.1251181102362pt" svg:width="437.4706299212598pt" chart:style-name="Crt0">
        <chart:title chart:style-name="CT00">
          <text:p text:style-name="a0" text:class-names="" text:cond-style-name="">1st m2t Xform (time, s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time.$B$2:.$B$4"/>
          </chart:axis>
          <chart:axis chart:dimension="y" chart:name="primary-y" chart:style-name="Axs1">
            <chart:grid chart:class="major" chart:style-name="GMa1"/>
          </chart:axis>
          <chart:series chart:label-cell-address="time.$M$2" chart:values-cell-range-address="time.$H$2:.$H$4" chart:class="chart:line" chart:attached-axis="primary-y" chart:style-name="G0S0">
            <chart:data-point chart:repeated="3"/>
          </chart:series>
          <chart:series chart:label-cell-address="time.$M$8" chart:values-cell-range-address="time.$H$8:.$H$10" chart:class="chart:line" chart:attached-axis="primary-y" chart:style-name="G0S1">
            <chart:data-point chart:repeated="3"/>
          </chart:series>
          <chart:series chart:label-cell-address="time.$M$14" chart:values-cell-range-address="time.$H$14:.$H$16" chart:class="chart:line" chart:attached-axis="primary-y" chart:style-name="G0S2">
            <chart:data-point chart:repeated="3"/>
          </chart:series>
          <chart:series chart:label-cell-address="time.$M$20" chart:values-cell-range-address="time.$H$20:.$H$22" chart:class="chart:line" chart:attached-axis="primary-y" chart:style-name="G0S3">
            <chart:data-point chart:repeated="3"/>
          </chart:series>
          <chart:series chart:label-cell-address="time.$M$32" chart:values-cell-range-address="time.$H$32:.$H$34" chart:class="chart:line" chart:attached-axis="primary-y" chart:style-name="G0S4">
            <chart:data-point chart:repeated="3"/>
          </chart:series>
          <chart:series chart:label-cell-address="time.$M$26" chart:values-cell-range-address="time.$H$26:.$H$28" chart:class="chart:line" chart:attached-axis="primary-y" chart:style-name="G0S5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61.1251181102362pt" svg:width="437.4706299212598pt" chart:style-name="Crt0">
        <chart:title chart:style-name="CT00">
          <text:p text:style-name="a0" text:class-names="" text:cond-style-name="">Code generator comparison (time, s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time.$B$2:.$B$4"/>
          </chart:axis>
          <chart:axis chart:dimension="y" chart:name="primary-y" chart:style-name="Axs1">
            <chart:grid chart:class="major" chart:style-name="GMa1"/>
          </chart:axis>
          <chart:series chart:label-cell-address="time.$K$2" chart:values-cell-range-address="time.$H$2:.$H$4" chart:class="chart:line" chart:attached-axis="primary-y" chart:style-name="G0S0">
            <chart:data-point chart:repeated="3"/>
          </chart:series>
          <chart:series chart:label-cell-address="time.$K$5" chart:values-cell-range-address="time.$H$5:.$H$7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